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99cm" fo:min-width="0.301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2.23cm" fo:min-width="0.249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793cm" fo:min-width="0.542cm"/>
      <style:paragraph-properties style:writing-mode="lr-tb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3.204cm" fo:min-width="2.858cm" draw:shadow-opacity="0%"/>
    </style:style>
    <style:style style:name="gr8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color="#000000" draw:marker-end="Arrow" draw:marker-end-width="0.3cm" draw:fill="solid" draw:fill-color="#000000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2" style:family="graphic" style:parent-style-name="standard">
      <style:graphic-properties svg:stroke-color="#3465a4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3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9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solid" draw:fill-color="#729fcf" draw:opacity="0%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8" draw:id="id8">
          <draw:custom-shape draw:style-name="gr1" draw:text-style-name="P1" draw:layer="layout" svg:width="0.801cm" svg:height="2.649cm" svg:x="11.799cm" svg:y="3.568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2.206cm" svg:y1="3.578cm" svg:x2="12.222cm" svg:y2="2.355cm">
            <text:p/>
          </draw:line>
          <draw:line draw:style-name="gr2" draw:text-style-name="P2" draw:layer="layout" svg:x1="12.206cm" svg:y1="7.479cm" svg:x2="12.222cm" svg:y2="6.256cm">
            <text:p/>
          </draw:line>
        </draw:g>
        <draw:g xml:id="id13" draw:id="id13">
          <draw:custom-shape draw:style-name="gr3" draw:text-style-name="P1" draw:layer="layout" svg:width="0.749cm" svg:height="2.48cm" svg:x="11.812cm" svg:y="14.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2.193cm" svg:y1="14.89cm" svg:x2="12.208cm" svg:y2="13.745cm">
            <text:p/>
          </draw:line>
          <draw:line draw:style-name="gr2" draw:text-style-name="P2" draw:layer="layout" svg:x1="12.193cm" svg:y1="18.541cm" svg:x2="12.208cm" svg:y2="17.396cm">
            <text:p/>
          </draw:line>
        </draw:g>
        <draw:g xml:id="id21" draw:id="id21">
          <draw:custom-shape draw:style-name="gr1" draw:text-style-name="P1" draw:layer="layout" svg:width="0.801cm" svg:height="2.649cm" draw:transform="rotate (-1.5707963267949) translate (5.886cm 11.3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5.876cm" svg:y1="11.804cm" svg:x2="7.099cm" svg:y2="11.82cm">
            <text:p/>
          </draw:line>
          <draw:line draw:style-name="gr2" draw:text-style-name="P2" draw:layer="layout" svg:x1="1.975cm" svg:y1="11.804cm" svg:x2="3.198cm" svg:y2="11.82cm">
            <text:p/>
          </draw:line>
        </draw:g>
        <draw:g xml:id="id6" draw:id="id6">
          <draw:custom-shape draw:style-name="gr1" draw:text-style-name="P1" draw:layer="layout" svg:width="0.801cm" svg:height="2.649cm" svg:x="9.299cm" svg:y="4.613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9.706cm" svg:y1="4.623cm" svg:x2="9.722cm" svg:y2="3.4cm">
            <text:p/>
          </draw:line>
          <draw:line draw:style-name="gr2" draw:text-style-name="P2" draw:layer="layout" svg:x1="9.706cm" svg:y1="8.524cm" svg:x2="9.722cm" svg:y2="7.301cm">
            <text:p/>
          </draw:line>
        </draw:g>
        <draw:g xml:id="id1" draw:id="id1">
          <draw:custom-shape draw:style-name="gr1" draw:text-style-name="P1" draw:layer="layout" svg:width="0.801cm" svg:height="2.649cm" svg:x="21cm" svg:y="3.0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21.407cm" svg:y1="3.023cm" svg:x2="21.423cm" svg:y2="1.8cm">
            <text:p/>
          </draw:line>
          <draw:line draw:style-name="gr2" draw:text-style-name="P2" draw:layer="layout" svg:x1="21.407cm" svg:y1="6.924cm" svg:x2="21.423cm" svg:y2="5.701cm">
            <text:p/>
          </draw:line>
        </draw:g>
        <draw:g xml:id="id3" draw:id="id3">
          <draw:custom-shape draw:style-name="gr1" draw:text-style-name="P1" draw:layer="layout" svg:width="0.801cm" svg:height="2.649cm" svg:x="25.445cm" svg:y="11.35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25.852cm" svg:y1="11.369cm" svg:x2="25.868cm" svg:y2="10.146cm">
            <text:p/>
          </draw:line>
          <draw:line draw:style-name="gr2" draw:text-style-name="P2" draw:layer="layout" svg:x1="25.852cm" svg:y1="15.27cm" svg:x2="25.868cm" svg:y2="14.047cm">
            <text:p/>
          </draw:line>
        </draw:g>
        <draw:g xml:id="id5" draw:id="id5">
          <draw:line draw:style-name="gr2" draw:text-style-name="P2" draw:layer="layout" svg:x1="7.404cm" svg:y1="12.607cm" svg:x2="7.404cm" svg:y2="11cm">
            <text:p/>
          </draw:line>
          <draw:line draw:style-name="gr2" draw:text-style-name="P2" draw:layer="layout" svg:x1="7.404cm" svg:y1="12.607cm" svg:x2="7.404cm" svg:y2="11cm">
            <text:p/>
          </draw:line>
          <draw:line draw:style-name="gr2" draw:text-style-name="P2" draw:layer="layout" svg:x1="8.122cm" svg:y1="12.607cm" svg:x2="8.122cm" svg:y2="11cm">
            <text:p/>
          </draw:line>
          <draw:line draw:style-name="gr2" draw:text-style-name="P2" draw:layer="layout" svg:x1="9.094cm" svg:y1="11.816cm" svg:x2="8.119cm" svg:y2="11.803cm">
            <text:p/>
          </draw:line>
          <draw:line draw:style-name="gr2" draw:text-style-name="P2" draw:layer="layout" svg:x1="7.419cm" svg:y1="11.816cm" svg:x2="6.444cm" svg:y2="11.803cm">
            <text:p/>
          </draw:line>
        </draw:g>
        <draw:g xml:id="id2" draw:id="id2">
          <draw:line draw:style-name="gr2" draw:text-style-name="P2" draw:layer="layout" svg:x1="23.62cm" svg:y1="8.716cm" svg:x2="23.62cm" svg:y2="7.109cm">
            <text:p/>
          </draw:line>
          <draw:line draw:style-name="gr2" draw:text-style-name="P2" draw:layer="layout" svg:x1="23.62cm" svg:y1="8.716cm" svg:x2="23.62cm" svg:y2="7.109cm">
            <text:p/>
          </draw:line>
          <draw:line draw:style-name="gr2" draw:text-style-name="P2" draw:layer="layout" svg:x1="24.338cm" svg:y1="8.716cm" svg:x2="24.338cm" svg:y2="7.109cm">
            <text:p/>
          </draw:line>
          <draw:line draw:style-name="gr2" draw:text-style-name="P2" draw:layer="layout" svg:x1="25.31cm" svg:y1="7.925cm" svg:x2="24.335cm" svg:y2="7.912cm">
            <text:p/>
          </draw:line>
          <draw:line draw:style-name="gr2" draw:text-style-name="P2" draw:layer="layout" svg:x1="23.635cm" svg:y1="7.925cm" svg:x2="22.66cm" svg:y2="7.912cm">
            <text:p/>
          </draw:line>
        </draw:g>
        <draw:connector draw:style-name="gr4" draw:text-style-name="P1" draw:layer="layout" svg:x1="21.4cm" svg:y1="6.924cm" svg:x2="22.66cm" svg:y2="7.912cm" draw:start-shape="id1" draw:start-glue-point="2" draw:end-shape="id2" draw:end-glue-point="3" svg:d="M21400 6924v988h1260" svg:viewBox="0 0 1261 989">
          <text:p/>
        </draw:connector>
        <draw:connector draw:style-name="gr4" draw:text-style-name="P1" draw:layer="layout" svg:x1="25.31cm" svg:y1="7.912cm" svg:x2="25.845cm" svg:y2="10.146cm" draw:start-shape="id2" draw:start-glue-point="1" draw:end-shape="id3" draw:end-glue-point="0" svg:d="M25310 7912h550v1519h-15v715" svg:viewBox="0 0 551 2235">
          <text:p/>
        </draw:connector>
        <draw:custom-shape draw:style-name="gr5" draw:text-style-name="P3" xml:id="id18" draw:id="id18" draw:layer="layout" svg:width="1.472cm" svg:height="1.473cm" svg:x="17.816cm" svg:y="12.257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21.4cm" svg:y1="11cm" svg:x2="21.46cm" svg:y2="19.109cm" draw:start-shape="id4" draw:start-glue-point="2" svg:d="M21400 11000l60 8109" svg:viewBox="0 0 61 8110">
          <text:p/>
        </draw:connector>
        <draw:connector draw:style-name="gr4" draw:text-style-name="P1" xml:id="id11" draw:id="id11" draw:layer="layout" draw:line-skew="1.698cm" svg:x1="25.845cm" svg:y1="15.27cm" svg:x2="22.416cm" svg:y2="19.183cm" draw:start-shape="id3" draw:start-glue-point="2" svg:d="M25845 15270v3930h-3429v-17" svg:viewBox="0 0 3430 3931">
          <text:p/>
        </draw:connector>
        <draw:connector draw:style-name="gr4" draw:text-style-name="P1" draw:layer="layout" svg:x1="9.094cm" svg:y1="11.803cm" svg:x2="9.699cm" svg:y2="8.524cm" draw:start-shape="id5" draw:start-glue-point="1" draw:end-shape="id6" draw:end-glue-point="2" svg:d="M9094 11803h605v-3279" svg:viewBox="0 0 606 3280">
          <text:p/>
        </draw:connector>
        <draw:connector draw:style-name="gr4" draw:text-style-name="P1" draw:layer="layout" svg:x1="20.642cm" svg:y1="9.141cm" svg:x2="12.179cm" svg:y2="10.085cm" draw:end-shape="id7" draw:end-glue-point="0" svg:d="M20642 9141v220h-8463v724" svg:viewBox="0 0 8464 945">
          <text:p/>
        </draw:connector>
        <draw:connector draw:style-name="gr6" draw:text-style-name="P4" draw:layer="layout" draw:type="line" svg:x1="12.199cm" svg:y1="7.479cm" svg:x2="12.179cm" svg:y2="10.085cm" draw:start-shape="id8" draw:start-glue-point="2" draw:end-shape="id7" svg:d="M12199 7479l-20 2606" svg:viewBox="0 0 21 2607">
          <text:p/>
        </draw:connector>
        <draw:g xml:id="id15" draw:id="id15">
          <draw:custom-shape draw:style-name="gr1" draw:text-style-name="P1" draw:layer="layout" svg:width="0.801cm" svg:height="2.649cm" svg:x="9.338cm" svg:y="14.2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9.745cm" svg:y1="14.305cm" svg:x2="9.761cm" svg:y2="13.082cm">
            <text:p/>
          </draw:line>
          <draw:line draw:style-name="gr2" draw:text-style-name="P2" draw:layer="layout" svg:x1="9.745cm" svg:y1="18.206cm" svg:x2="9.761cm" svg:y2="16.983cm">
            <text:p/>
          </draw:line>
        </draw:g>
        <draw:connector draw:style-name="gr4" draw:text-style-name="P1" draw:layer="layout" draw:line-skew="0.65cm" svg:x1="21.4cm" svg:y1="1.8cm" svg:x2="12.199cm" svg:y2="2.355cm" draw:start-shape="id1" draw:start-glue-point="0" draw:end-shape="id8" draw:end-glue-point="0" svg:d="M21400 1800v100h-9201v455" svg:viewBox="0 0 9202 556">
          <text:p/>
        </draw:connector>
        <draw:connector draw:style-name="gr4" draw:text-style-name="P1" draw:layer="layout" draw:line-skew="0.095cm" svg:x1="12.199cm" svg:y1="2.355cm" svg:x2="9.699cm" svg:y2="3.4cm" draw:start-shape="id8" draw:start-glue-point="0" draw:end-shape="id6" draw:end-glue-point="0" svg:d="M12199 2355v-455h-2500v1500" svg:viewBox="0 0 2501 1501">
          <text:p/>
        </draw:connector>
        <draw:g xml:id="id10" draw:id="id10">
          <draw:line draw:style-name="gr2" draw:text-style-name="P2" draw:layer="layout" svg:x1="14.193cm" svg:y1="15.313cm" svg:x2="15.721cm" svg:y2="15.313cm">
            <text:p/>
          </draw:line>
          <draw:line draw:style-name="gr2" draw:text-style-name="P2" draw:layer="layout" svg:x1="14.193cm" svg:y1="15.313cm" svg:x2="15.721cm" svg:y2="15.313cm">
            <text:p/>
          </draw:line>
          <draw:line draw:style-name="gr2" draw:text-style-name="P2" draw:layer="layout" svg:x1="14.193cm" svg:y1="15.996cm" svg:x2="15.721cm" svg:y2="15.996cm">
            <text:p/>
          </draw:line>
          <draw:line draw:style-name="gr2" draw:text-style-name="P2" draw:layer="layout" svg:x1="14.946cm" svg:y1="16.92cm" svg:x2="14.958cm" svg:y2="15.993cm">
            <text:p/>
          </draw:line>
          <draw:line draw:style-name="gr2" draw:text-style-name="P2" draw:layer="layout" svg:x1="14.946cm" svg:y1="15.327cm" svg:x2="14.958cm" svg:y2="14.4cm">
            <text:p/>
          </draw:line>
        </draw:g>
        <draw:connector draw:style-name="gr4" draw:text-style-name="P1" draw:layer="layout" svg:x1="12.348cm" svg:y1="13.65cm" svg:x2="14.957cm" svg:y2="14.4cm" draw:start-shape="id9" draw:start-glue-point="10" draw:end-shape="id10" draw:end-glue-point="0" svg:d="M12348 13650h2609v750" svg:viewBox="0 0 2610 751">
          <text:p/>
        </draw:connector>
        <draw:g xml:id="id7" draw:id="id7">
          <draw:custom-shape draw:style-name="gr7" draw:text-style-name="P5" draw:layer="layout" svg:width="3.358cm" svg:height="3.454cm" svg:x="10.5cm" svg:y="10.085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8" draw:text-style-name="P2" draw:layer="layout" svg:x1="11.339cm" svg:y1="10.995cm" svg:x2="11.339cm" svg:y2="12.674cm">
                <text:p/>
              </draw:line>
              <draw:line draw:style-name="gr8" draw:text-style-name="P2" draw:layer="layout" svg:x1="12.202cm" svg:y1="10.972cm" svg:x2="11.339cm" svg:y2="11.415cm">
                <text:p/>
              </draw:line>
              <draw:line draw:style-name="gr9" draw:text-style-name="P2" draw:layer="layout" svg:x1="12.202cm" svg:y1="12.688cm" svg:x2="11.339cm" svg:y2="12.245cm">
                <text:p/>
              </draw:line>
              <draw:line draw:style-name="gr8" draw:text-style-name="P2" draw:layer="layout" svg:x1="12.179cm" svg:y1="10.132cm" svg:x2="12.179cm" svg:y2="10.972cm">
                <text:p/>
              </draw:line>
              <draw:line draw:style-name="gr8" draw:text-style-name="P2" draw:layer="layout" svg:x1="12.179cm" svg:y1="12.678cm" svg:x2="12.179cm" svg:y2="13.518cm">
                <text:p/>
              </draw:line>
              <draw:line draw:style-name="gr8" draw:text-style-name="P2" draw:layer="layout" svg:x1="10.5cm" svg:y1="11.855cm" svg:x2="11.316cm" svg:y2="11.855cm">
                <text:p/>
              </draw:line>
            </draw:g>
          </draw:g>
        </draw:g>
        <draw:connector draw:style-name="gr4" draw:text-style-name="P1" xml:id="id12" draw:id="id12" draw:layer="layout" svg:x1="22.416cm" svg:y1="19.183cm" svg:x2="14.957cm" svg:y2="16.92cm" draw:start-shape="id11" draw:start-glue-point="3" draw:end-shape="id10" draw:end-glue-point="2" svg:d="M22416 19183h-7459v-2263" svg:viewBox="0 0 7460 2264">
          <text:p/>
        </draw:connector>
        <draw:connector draw:style-name="gr4" draw:text-style-name="P1" xml:id="id14" draw:id="id14" draw:layer="layout" svg:x1="14.957cm" svg:y1="19.183cm" svg:x2="12.186cm" svg:y2="18.541cm" draw:start-shape="id12" draw:start-glue-point="0" draw:end-shape="id13" draw:end-glue-point="2" svg:d="M14957 19183h-2771v-642" svg:viewBox="0 0 2772 643">
          <text:p/>
        </draw:connector>
        <draw:connector draw:style-name="gr4" draw:text-style-name="P1" xml:id="id16" draw:id="id16" draw:layer="layout" svg:x1="12.186cm" svg:y1="19.183cm" svg:x2="9.738cm" svg:y2="18.206cm" draw:start-shape="id14" draw:start-glue-point="0" draw:end-shape="id15" draw:end-glue-point="2" svg:d="M12186 19183h-2448v-977" svg:viewBox="0 0 2449 978">
          <text:p/>
        </draw:connector>
        <draw:connector draw:style-name="gr4" draw:text-style-name="P1" draw:layer="layout" svg:x1="9.738cm" svg:y1="19.183cm" svg:x2="2.136cm" svg:y2="15.973cm" draw:start-shape="id16" draw:start-glue-point="0" draw:end-shape="id17" draw:end-glue-point="8" svg:d="M9738 19183h-7602v-3210" svg:viewBox="0 0 7603 3211">
          <text:p/>
        </draw:connector>
        <draw:line draw:style-name="gr6" draw:text-style-name="P4" draw:layer="layout" svg:x1="20.6cm" svg:y1="8.5cm" svg:x2="20.6cm" svg:y2="10.1cm">
          <text:p/>
        </draw:line>
        <draw:line draw:style-name="gr6" draw:text-style-name="P4" draw:layer="layout" svg:x1="21.4cm" svg:y1="7.6cm" svg:x2="21.4cm" svg:y2="8.4cm">
          <text:p/>
        </draw:line>
        <draw:line draw:style-name="gr6" draw:text-style-name="P4" draw:layer="layout" svg:x1="21.4cm" svg:y1="8.4cm" svg:x2="20.6cm" svg:y2="8.9cm">
          <text:p/>
        </draw:line>
        <draw:line draw:style-name="gr6" draw:text-style-name="P4" draw:layer="layout" svg:x1="20.6cm" svg:y1="9.8cm" svg:x2="21.4cm" svg:y2="10.2cm">
          <text:p/>
        </draw:line>
        <draw:line draw:style-name="gr6" draw:text-style-name="P4" xml:id="id4" draw:id="id4" draw:layer="layout" svg:x1="21.4cm" svg:y1="11cm" svg:x2="21.4cm" svg:y2="10.2cm">
          <text:p/>
        </draw:line>
        <draw:line draw:style-name="gr10" draw:text-style-name="P6" draw:layer="layout" svg:x1="21.4cm" svg:y1="8.4cm" svg:x2="20.6cm" svg:y2="8.9cm">
          <text:p/>
        </draw:line>
        <draw:frame draw:style-name="gr11" draw:text-style-name="P7" draw:layer="layout" svg:width="1.858cm" svg:height="1.114cm" svg:x="8.142cm" svg:y="5.3cm">
          <draw:text-box>
            <text:p>R<text:span text:style-name="T1">1</text:span></text:p>
          </draw:text-box>
        </draw:frame>
        <draw:frame draw:style-name="gr11" draw:text-style-name="P7" draw:layer="layout" svg:width="1.858cm" svg:height="1.114cm" svg:x="3.988cm" svg:y="10.343cm">
          <draw:text-box>
            <text:p>R<text:span text:style-name="T1">in</text:span></text:p>
          </draw:text-box>
        </draw:frame>
        <draw:frame draw:style-name="gr11" draw:text-style-name="P7" draw:layer="layout" svg:width="1.858cm" svg:height="1.114cm" svg:x="21.701cm" svg:y="3.794cm">
          <draw:text-box>
            <text:p>R<text:span text:style-name="T1">out</text:span></text:p>
          </draw:text-box>
        </draw:frame>
        <draw:frame draw:style-name="gr11" draw:text-style-name="P7" draw:layer="layout" svg:width="1.858cm" svg:height="1.114cm" svg:x="10.081cm" svg:y="15.094cm">
          <draw:text-box>
            <text:p>R<text:span text:style-name="T1">2</text:span></text:p>
          </draw:text-box>
        </draw:frame>
        <draw:frame draw:style-name="gr11" draw:text-style-name="P7" draw:layer="layout" svg:width="1.858cm" svg:height="1.114cm" svg:x="12.542cm" svg:y="4.586cm">
          <draw:text-box>
            <text:p>R<text:span text:style-name="T1">c</text:span></text:p>
          </draw:text-box>
        </draw:frame>
        <draw:frame draw:style-name="gr11" draw:text-style-name="P7" draw:layer="layout" svg:width="1.858cm" svg:height="1.114cm" svg:x="12.542cm" svg:y="15.938cm">
          <draw:text-box>
            <text:p>R<text:span text:style-name="T1">e</text:span></text:p>
          </draw:text-box>
        </draw:frame>
        <draw:frame draw:style-name="gr11" draw:text-style-name="P7" draw:layer="layout" svg:width="1.858cm" svg:height="1.114cm" svg:x="26.342cm" svg:y="12.3cm">
          <draw:text-box>
            <text:p>R<text:span text:style-name="T1">L</text:span></text:p>
          </draw:text-box>
        </draw:frame>
        <draw:connector draw:style-name="gr4" draw:text-style-name="P1" draw:layer="layout" svg:x1="9.094cm" svg:y1="11.803cm" svg:x2="9.738cm" svg:y2="13.082cm" draw:start-shape="id5" draw:start-glue-point="1" draw:end-shape="id15" draw:end-glue-point="0" svg:d="M9094 11803h644v1279" svg:viewBox="0 0 645 1280">
          <text:p/>
        </draw:connector>
        <draw:connector draw:style-name="gr4" draw:text-style-name="P1" draw:layer="layout" svg:x1="9.094cm" svg:y1="11.803cm" svg:x2="10.5cm" svg:y2="11.812cm" draw:start-shape="id5" draw:start-glue-point="1" draw:end-shape="id7" draw:end-glue-point="3" svg:d="M9094 11803h703v9h703" svg:viewBox="0 0 1407 10">
          <text:p/>
        </draw:connector>
        <draw:custom-shape draw:style-name="gr12" draw:text-style-name="P1" xml:id="id9" draw:id="id9" draw:layer="layout" svg:width="0.3cm" svg:height="0.3cm" svg:x="12.048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3cm" svg:height="0.3cm" svg:x="7.701cm" svg:y="19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3cm" svg:height="0.3cm" svg:x="9.548cm" svg:y="11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3cm" svg:height="0.3cm" svg:x="9.601cm" svg:y="1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3cm" svg:height="0.3cm" svg:x="21.301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3cm" svg:height="0.3cm" svg:x="14.801cm" svg:y="1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3cm" svg:height="0.3cm" svg:x="12.049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20" draw:id="id20" draw:layer="layout" svg:width="0.3cm" svg:height="0.3cm" svg:x="18.401cm" svg:y="1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3cm" svg:height="0.3cm" svg:x="12.101cm" svg:y="1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19" draw:id="id19" draw:layer="layout" svg:width="0.3cm" svg:height="0.3cm" svg:x="18.401cm" svg:y="19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3cm" svg:height="0.3cm" svg:x="21.301cm" svg:y="1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3cm" svg:height="0.3cm" svg:x="12.101cm" svg:y="1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1.039cm" svg:height="1.114cm" svg:x="7.2cm" svg:y="9.9cm">
          <draw:text-box>
            <text:p>C<text:span text:style-name="T1">i</text:span></text:p>
          </draw:text-box>
        </draw:frame>
        <draw:frame draw:style-name="gr14" draw:text-style-name="P7" draw:layer="layout" svg:width="1.825cm" svg:height="1.825cm" svg:x="23.375cm" svg:y="6.132cm">
          <draw:text-box>
            <text:p>C<text:span text:style-name="T1">o</text:span></text:p>
          </draw:text-box>
        </draw:frame>
        <draw:frame draw:style-name="gr15" draw:text-style-name="P7" draw:layer="layout" svg:width="1.162cm" svg:height="1.114cm" svg:x="15.702cm" svg:y="15.1cm">
          <draw:text-box>
            <text:p><text:span text:style-name="T2">C</text:span><text:span text:style-name="T1">b</text:span></text:p>
          </draw:text-box>
        </draw:frame>
        <draw:frame draw:style-name="gr16" draw:text-style-name="P7" draw:layer="layout" svg:width="1.128cm" svg:height="1.114cm" svg:x="2.8cm" svg:y="13.9cm">
          <draw:text-box>
            <text:p>V<text:span text:style-name="T1">1</text:span></text:p>
          </draw:text-box>
        </draw:frame>
        <draw:frame draw:style-name="gr17" draw:text-style-name="P7" draw:layer="layout" svg:width="1.298cm" svg:height="1.114cm" svg:x="19.401cm" svg:y="12.5cm">
          <draw:text-box>
            <text:p>V<text:span text:style-name="T1">cc</text:span></text:p>
          </draw:text-box>
        </draw:frame>
        <draw:frame draw:style-name="gr18" draw:text-style-name="P7" draw:layer="layout" svg:width="1.2cm" svg:height="1.114cm" svg:x="21.102cm" svg:y="8.7cm">
          <draw:text-box>
            <text:p>Q<text:span text:style-name="T1">2</text:span></text:p>
          </draw:text-box>
        </draw:frame>
        <draw:frame draw:style-name="gr18" draw:text-style-name="P7" draw:layer="layout" svg:width="1.2cm" svg:height="1.114cm" svg:x="11.803cm" svg:y="11.3cm">
          <draw:text-box>
            <text:p>Q<text:span text:style-name="T1">1</text:span></text:p>
          </draw:text-box>
        </draw:frame>
        <draw:connector draw:style-name="gr4" draw:text-style-name="P1" draw:layer="layout" svg:x1="18.552cm" svg:y1="13.73cm" svg:x2="18.551cm" svg:y2="19.001cm" draw:start-shape="id18" draw:start-glue-point="8" draw:end-shape="id19" draw:end-glue-point="4" svg:d="M18552 13730v2636h-1v2635" svg:viewBox="0 0 2 5272">
          <text:p/>
        </draw:connector>
        <draw:connector draw:style-name="gr4" draw:text-style-name="P1" draw:layer="layout" svg:x1="18.552cm" svg:y1="12.257cm" svg:x2="18.551cm" svg:y2="2.101cm" draw:start-shape="id18" draw:start-glue-point="4" draw:end-shape="id20" draw:end-glue-point="8" svg:d="M18552 12257v-5078h-1v-5078" svg:viewBox="0 0 2 10157">
          <text:p/>
        </draw:connector>
        <draw:connector draw:style-name="gr4" draw:text-style-name="P1" draw:layer="layout" draw:line-skew="1.452cm 0.675cm" svg:x1="2.136cm" svg:y1="14.5cm" svg:x2="1.975cm" svg:y2="11.797cm" draw:start-shape="id17" draw:start-glue-point="4" draw:end-shape="id21" draw:end-glue-point="3" svg:d="M2136 14500v300h-36v-3003h-125" svg:viewBox="0 0 162 3004">
          <text:p/>
        </draw:connector>
        <draw:g>
          <draw:line draw:style-name="gr2" draw:text-style-name="P2" draw:layer="layout" svg:x1="8.699cm" svg:y1="18.383cm" svg:x2="7.001cm" svg:y2="18.351cm">
            <text:p/>
          </draw:line>
          <draw:line draw:style-name="gr2" draw:text-style-name="P2" draw:layer="layout" svg:x1="8.7cm" svg:y1="18.392cm" svg:x2="7.002cm" svg:y2="18.36cm">
            <text:p/>
          </draw:line>
          <draw:line draw:style-name="gr2" draw:text-style-name="P2" draw:layer="layout" svg:x1="7.468cm" svg:y1="18.009cm" svg:x2="8.312cm" svg:y2="18.017cm">
            <text:p/>
          </draw:line>
          <draw:line draw:style-name="gr2" draw:text-style-name="P2" draw:layer="layout" svg:x1="7.7cm" svg:y1="17.7cm" svg:x2="8.106cm" svg:y2="17.704cm">
            <text:p/>
          </draw:line>
          <draw:line draw:style-name="gr2" draw:text-style-name="P2" draw:layer="layout" svg:x1="7.872cm" svg:y1="18.398cm" svg:x2="7.87cm" svg:y2="19.2cm">
            <text:p/>
          </draw:line>
        </draw:g>
        <draw:custom-shape draw:style-name="gr5" draw:text-style-name="P3" xml:id="id17" draw:id="id17" draw:layer="layout" svg:width="1.472cm" svg:height="1.473cm" svg:x="1.4cm" svg:y="14.5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1T22:19:02.013002555</meta:creation-date>
    <dc:date>2021-05-23T13:47:29.118491893</dc:date>
    <meta:editing-duration>PT20M36S</meta:editing-duration>
    <meta:editing-cycles>8</meta:editing-cycles>
    <meta:generator>LibreOffice/6.4.6.2$Linux_X86_64 LibreOffice_project/40$Build-2</meta:generator>
    <meta:document-statistic meta:object-count="115"/>
  </office:meta>
</office:document-meta>
</file>